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 style:data-style-name="N3"/>
    <style:style style:name="ce2" style:family="table-cell" style:parent-style-name="Default" style:data-style-name="N11"/>
    <style:style style:name="ce12" style:family="table-cell" style:parent-style-name="Default" style:data-style-name="N4"/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TC7003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20" calcext:value-type="float">
            <text:p>2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0.2" calcext:value-type="float">
            <text:p>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05" calcext:value-type="percentage">
            <text:p>0.5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95" calcext:value-type="percentage">
            <text:p>99.5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50000" calcext:value-type="float">
            <text:p>50,000.00</text:p>
          </table:table-cell>
          <table:table-cell office:value-type="string" calcext:value-type="string">
            <text:p>hz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sns</text:p>
          </table:table-cell>
          <table:table-cell table:formula="of:=[.B15]/[.B16]" office:value-type="float" office:value="1" calcext:value-type="float">
            <text:p>1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Rsns Dissipation</text:p>
          </table:table-cell>
          <table:table-cell table:formula="of:=[.B16]^2*[.B17]" office:value-type="float" office:value="400" calcext:value-type="float">
            <text:p>400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Rds On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Ploss</text:p>
          </table:table-cell>
          <table:table-cell table:formula="of:=[.B16]^2*[.B19]" office:value-type="float" office:value="460" calcext:value-type="float">
            <text:p>460</text:p>
          </table:table-cell>
          <table:table-cell office:value-type="string" calcext:value-type="string">
            <text:p>mW</text:p>
          </table:table-cell>
        </table:table-row>
      </table:table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9" office:value-type="string" calcext:value-type="string" table:number-columns-spanned="4" table:number-rows-spanned="1">
            <text:p>VOM1271 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supply (micro amp)</text:p>
          </table:table-cell>
          <table:table-cell office:value-type="float" office:value="47" calcext:value-type="float">
            <text:p>47</text:p>
          </table:table-cell>
          <table:table-cell table:formula="of:=[.B2]/1000000" office:value-type="float" office:value="0.000047" calcext:value-type="float">
            <text:p>0.000047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total gate charge (nC)</text:p>
          </table:table-cell>
          <table:table-cell office:value-type="float" office:value="5" calcext:value-type="float">
            <text:p>5</text:p>
          </table:table-cell>
          <table:table-cell table:formula="of:=[.B3]/1000000000" office:value-type="float" office:value="0.000000005" calcext:value-type="float">
            <text:p>0.000000005</text:p>
          </table:table-cell>
          <table:table-cell office:value-type="string" calcext:value-type="string">
            <text:p>coloumbs</text:p>
          </table:table-cell>
          <table:table-cell/>
        </table:table-row>
        <table:table-row table:style-name="ro1">
          <table:table-cell office:value-type="string" calcext:value-type="string">
            <text:p>time to charge/discharge</text:p>
          </table:table-cell>
          <table:table-cell/>
          <table:table-cell table:formula="of:=[.C3]/[.C2]" office:value-type="float" office:value="0.000106382978723404" calcext:value-type="float">
            <text:p>0.000106382978723404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table:number-columns-repeated="2"/>
          <table:table-cell table:formula="of:=[.C4]*1000000" office:value-type="float" office:value="106.382978723404" calcext:value-type="float">
            <text:p>106.382978723404</text:p>
          </table:table-cell>
          <table:table-cell office:value-type="string" calcext:value-type="string">
            <text:p>microseconds</text:p>
          </table:table-cell>
          <table:table-cell/>
        </table:table-row>
        <table:table-row table:style-name="ro1">
          <table:table-cell office:value-type="string" calcext:value-type="string">
            <text:p>turn on (from datasheet)(us)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(from datasheet)(us)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C5]+[.B6]+[.B7]" office:value-type="float" office:value="224.382978723404" calcext:value-type="float">
            <text:p>224</text:p>
          </table:table-cell>
          <table:table-cell office:value-type="string" calcext:value-type="string">
            <text:p>u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8])*1000000" office:value-type="float" office:value="44.5666603451546" calcext:value-type="float">
            <text:p>44.5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1">
            <text:p>8 Channel MOSFET Rev B (measured)</text:p>
          </table:table-cell>
          <table:covered-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2:.B13])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14])*1000000" office:value-type="float" office:value="3.33333333333333" calcext:value-type="float">
            <text:p>3.33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With Totem Circ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8:.B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20])*1000000" office:value-type="float" office:value="1666.66666666667" calcext:value-type="float">
            <text:p>1,666.6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</table:table>
      <table:table table:name="MIC5014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urn 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1]+[.B2]" office:value-type="float" office:value="20" calcext:value-type="float">
            <text:p>2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3])*1000000" office:value-type="float" office:value="50000" calcext:value-type="float">
            <text:p>50,000.00</text:p>
          </table:table-cell>
          <table:table-cell office:value-type="string" calcext:value-type="string">
            <text:p>hz</text:p>
          </table:table-cell>
        </table:table-row>
      </table:table>
      <table:table table:name="LM74502H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1000" calcext:value-type="float">
            <text:p>1000</text:p>
          </table:table-cell>
          <table:table-cell office:value-type="string" calcext:value-type="string">
            <text:p>usec</text:p>
          </table:table-cell>
          <table:table-cell/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c</text:p>
          </table:table-cell>
          <table:table-cell office:value-type="string" calcext:value-type="string">
            <text:p>measured ok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sec</text:p>
          </table:table-cell>
          <table:table-cell office:value-type="string" calcext:value-type="string">
            <text:p>measured ok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7.5" calcext:value-type="float">
            <text:p>8</text:p>
          </table:table-cell>
          <table:table-cell office:value-type="string" calcext:value-type="string">
            <text:p>usec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07" calcext:value-type="percentage">
            <text:p>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995" calcext:value-type="percentage">
            <text:p>99.95%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1333.33333333333" calcext:value-type="float">
            <text:p>1,333.33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hm</text:p>
          </table:table-cell>
          <table:table-cell/>
        </table:table-row>
        <table:table-row table:style-name="ro1">
          <table:table-cell office:value-type="string" calcext:value-type="string">
            <text:p>Amperag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tage</text:p>
          </table:table-cell>
          <table:table-cell table:formula="of:=[.B13]^2*[.B12]/1000" office:value-type="float" office:value="0.225" calcext:value-type="float">
            <text:p>0.225</text:p>
          </table:table-cell>
          <table:table-cell office:value-type="string" calcext:value-type="string">
            <text:p>W</text:p>
          </table:table-cell>
          <table:table-cell/>
        </table:table-row>
      </table:table>
      <table:table table:name="VN5E025AJ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200" calcext:value-type="float">
            <text:p>20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55" calcext:value-type="float">
            <text:p>55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75" calcext:value-type="percentage">
            <text:p>7.5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8" calcext:value-type="percentage">
            <text:p>80.0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181.818181818182" calcext:value-type="float">
            <text:p>181.82</text:p>
          </table:table-cell>
          <table:table-cell office:value-type="string" calcext:value-type="string">
            <text:p>hz</text:p>
          </table:table-cell>
        </table:table-row>
      </table:table>
      <table:table table:name="TPS1HB08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1000" calcext:value-type="float">
            <text:p>100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188" calcext:value-type="float">
            <text:p>188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94" calcext:value-type="percentage">
            <text:p>9.4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06" calcext:value-type="percentage">
            <text:p>90.6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53.1914893617021" calcext:value-type="float">
            <text:p>53.19</text:p>
          </table:table-cell>
          <table:table-cell office:value-type="string" calcext:value-type="string">
            <text:p>hz</text:p>
          </table:table-cell>
        </table:table-row>
      </table:table>
      <table:table table:name="BTS6143D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2500" calcext:value-type="float">
            <text:p>2500</text:p>
          </table:table-cell>
          <table:table-cell office:value-type="string" calcext:value-type="string">
            <text:p>usec</text:p>
          </table:table-cell>
          <table:table-cell/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sec</text:p>
          </table:table-cell>
          <table:table-cell office:value-type="string" calcext:value-type="string">
            <text:p>measured ok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sec</text:p>
          </table:table-cell>
          <table:table-cell office:value-type="string" calcext:value-type="string">
            <text:p>measured ok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500" calcext:value-type="float">
            <text:p>500</text:p>
          </table:table-cell>
          <table:table-cell office:value-type="string" calcext:value-type="string">
            <text:p>usec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" calcext:value-type="percentage">
            <text:p>90.00%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20" calcext:value-type="float">
            <text:p>20.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hm</text:p>
          </table:table-cell>
          <table:table-cell/>
        </table:table-row>
        <table:table-row table:style-name="ro1">
          <table:table-cell office:value-type="string" calcext:value-type="string">
            <text:p>Amperag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tage</text:p>
          </table:table-cell>
          <table:table-cell table:formula="of:=[.B13]^2*[.B12]/1000" office:value-type="float" office:value="2.25" calcext:value-type="float">
            <text:p>2.25</text:p>
          </table:table-cell>
          <table:table-cell office:value-type="string" calcext:value-type="string">
            <text:p>W</text:p>
          </table:table-cell>
          <table:table-cell/>
        </table:table-row>
      </table:table>
      <table:table table:name="BTS50055-1TMA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5000" calcext:value-type="float">
            <text:p>5000</text:p>
          </table:table-cell>
          <table:table-cell office:value-type="string" calcext:value-type="string">
            <text:p>usec</text:p>
          </table:table-cell>
          <table:table-cell/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sec</text:p>
          </table:table-cell>
          <table:table-cell office:value-type="string" calcext:value-type="string">
            <text:p>measured ok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ec</text:p>
          </table:table-cell>
          <table:table-cell office:value-type="string" calcext:value-type="string">
            <text:p>measured ok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320" calcext:value-type="float">
            <text:p>320</text:p>
          </table:table-cell>
          <table:table-cell office:value-type="string" calcext:value-type="string">
            <text:p>usec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86" calcext:value-type="percentage">
            <text:p>98.60%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31.25" calcext:value-type="float">
            <text:p>31.25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hm</text:p>
          </table:table-cell>
          <table:table-cell/>
        </table:table-row>
        <table:table-row table:style-name="ro1">
          <table:table-cell office:value-type="string" calcext:value-type="string">
            <text:p>Amperag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tage</text:p>
          </table:table-cell>
          <table:table-cell table:formula="of:=[.B13]^2*[.B12]/1000" office:value-type="float" office:value="1.35" calcext:value-type="float">
            <text:p>1.35</text:p>
          </table:table-cell>
          <table:table-cell office:value-type="string" calcext:value-type="string">
            <text:p>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5:00:31.5718377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28T16:47:31.367590077</meta:creation-date>
    <dc:date>2025-12-06T15:22:17.124339176</dc:date>
    <meta:editing-duration>P4DT15H7M54S</meta:editing-duration>
    <meta:editing-cycles>30</meta:editing-cycles>
    <meta:generator>LibreOffice/7.2.2.2$MacOSX_X86_64 LibreOffice_project/02b2acce88a210515b4a5bb2e46cbfb63fe97d56</meta:generator>
    <meta:document-statistic meta:table-count="8" meta:cell-count="236" meta:object-count="0"/>
  </office:meta>
</office:document-meta>
</file>